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5374in"/>
    </style:style>
    <style:style style:name="co4" style:family="table-column">
      <style:table-column-properties fo:break-before="auto" style:column-width="1.6236in"/>
    </style:style>
    <style:style style:name="co5" style:family="table-column">
      <style:table-column-properties fo:break-before="auto" style:column-width="1.7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228in" svg:height="5.1906in" svg:x="27.9744in" svg:y="0in">
            <draw:object draw:notify-on-update-of-ranges="Sheet1.A1:Sheet1.A1 Sheet1.A2:Sheet1.A102 Sheet1.D1:Sheet1.D1 Sheet1.D2:Sheet1.D102 Sheet1.G1:Sheet1.G1 Sheet1.G2:Sheet1.G102 Sheet1.J1:Sheet1.J1 Sheet1.J2:Sheet1.J102 Sheet1.M1:Sheet1.M1 Sheet1.M2:Sheet1.M102 Sheet1.P1:Sheet1.P1 Sheet1.P2:Sheet1.P102 Sheet1.B1:Sheet1.B1 Sheet1.B2:Sheet1.B102 Sheet1.E1:Sheet1.E1 Sheet1.E2:Sheet1.E102 Sheet1.H1:Sheet1.H1 Sheet1.H2:Sheet1.H102 Sheet1.K1:Sheet1.K1 Sheet1.K2:Sheet1.K102 Sheet1.N1:Sheet1.N1 Sheet1.N2:Sheet1.N102 Sheet1.Q1:Sheet1.Q1 Sheet1.Q2:Sheet1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espera_carga_a_10</text:p>
          </table:table-cell>
          <table:table-cell office:value-type="string" calcext:value-type="string">
            <text:p>espera_carga_b_10</text:p>
          </table:table-cell>
          <table:table-cell/>
          <table:table-cell office:value-type="string" calcext:value-type="string">
            <text:p>espera_carga_a_50</text:p>
          </table:table-cell>
          <table:table-cell office:value-type="string" calcext:value-type="string">
            <text:p>espera_carga_b_50</text:p>
          </table:table-cell>
          <table:table-cell/>
          <table:table-cell office:value-type="string" calcext:value-type="string">
            <text:p>espera_carga_a_100</text:p>
          </table:table-cell>
          <table:table-cell office:value-type="string" calcext:value-type="string">
            <text:p>espera_carga_b_100</text:p>
          </table:table-cell>
          <table:table-cell/>
          <table:table-cell office:value-type="string" calcext:value-type="string">
            <text:p>espera_carga_a_500</text:p>
          </table:table-cell>
          <table:table-cell office:value-type="string" calcext:value-type="string">
            <text:p>espera_carga_b_500</text:p>
          </table:table-cell>
          <table:table-cell/>
          <table:table-cell office:value-type="string" calcext:value-type="string">
            <text:p>espera_carga_a_1000</text:p>
          </table:table-cell>
          <table:table-cell office:value-type="string" calcext:value-type="string">
            <text:p>espera_carga_b_1000</text:p>
          </table:table-cell>
          <table:table-cell/>
          <table:table-cell office:value-type="string" calcext:value-type="string">
            <text:p>espera_carga_a_10000</text:p>
          </table:table-cell>
          <table:table-cell office:value-type="string" calcext:value-type="string">
            <text:p>espera_carga_b_10000</text:p>
          </table:table-cell>
          <table:table-cell/>
          <table:table-cell office:value-type="string" calcext:value-type="string">
            <text:p>Diferencia B-A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081694" calcext:value-type="float">
            <text:p>0.081694</text:p>
          </table:table-cell>
          <table:table-cell office:value-type="float" office:value="0.183008" calcext:value-type="float">
            <text:p>0.183008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808" calcext:value-type="float">
            <text:p>0.10808</text:p>
          </table:table-cell>
          <table:table-cell office:value-type="float" office:value="0.18263" calcext:value-type="float">
            <text:p>0.18263</text:p>
          </table:table-cell>
          <table:table-cell/>
          <table:table-cell table:formula="of:=[.Q2]-[.P2]" office:value-type="float" office:value="0.07455" calcext:value-type="float">
            <text:p>0.07455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5021" calcext:value-type="float">
            <text:p>0.105021</text:p>
          </table:table-cell>
          <table:table-cell office:value-type="float" office:value="0.185785" calcext:value-type="float">
            <text:p>0.185785</text:p>
          </table:table-cell>
          <table:table-cell/>
          <table:table-cell table:formula="of:=[.Q3]-[.P3]" office:value-type="float" office:value="0.080764" calcext:value-type="float">
            <text:p>0.080764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7313" calcext:value-type="float">
            <text:p>0.107313</text:p>
          </table:table-cell>
          <table:table-cell office:value-type="float" office:value="0.18646" calcext:value-type="float">
            <text:p>0.18646</text:p>
          </table:table-cell>
          <table:table-cell/>
          <table:table-cell table:formula="of:=[.Q4]-[.P4]" office:value-type="float" office:value="0.079147" calcext:value-type="float">
            <text:p>0.079147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735" calcext:value-type="float">
            <text:p>0.10735</text:p>
          </table:table-cell>
          <table:table-cell office:value-type="float" office:value="0.184264" calcext:value-type="float">
            <text:p>0.184264</text:p>
          </table:table-cell>
          <table:table-cell/>
          <table:table-cell table:formula="of:=[.Q5]-[.P5]" office:value-type="float" office:value="0.076914" calcext:value-type="float">
            <text:p>0.076914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644" calcext:value-type="float">
            <text:p>0.108644</text:p>
          </table:table-cell>
          <table:table-cell office:value-type="float" office:value="0.182506" calcext:value-type="float">
            <text:p>0.182506</text:p>
          </table:table-cell>
          <table:table-cell/>
          <table:table-cell table:formula="of:=[.Q6]-[.P6]" office:value-type="float" office:value="0.073862" calcext:value-type="float">
            <text:p>0.073862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526" calcext:value-type="float">
            <text:p>0.108526</text:p>
          </table:table-cell>
          <table:table-cell office:value-type="float" office:value="0.184731" calcext:value-type="float">
            <text:p>0.184731</text:p>
          </table:table-cell>
          <table:table-cell/>
          <table:table-cell table:formula="of:=[.Q7]-[.P7]" office:value-type="float" office:value="0.076205" calcext:value-type="float">
            <text:p>0.076205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102" calcext:value-type="float">
            <text:p>0.108102</text:p>
          </table:table-cell>
          <table:table-cell office:value-type="float" office:value="0.184971" calcext:value-type="float">
            <text:p>0.184971</text:p>
          </table:table-cell>
          <table:table-cell/>
          <table:table-cell table:formula="of:=[.Q8]-[.P8]" office:value-type="float" office:value="0.076869" calcext:value-type="float">
            <text:p>0.076869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829" calcext:value-type="float">
            <text:p>0.107829</text:p>
          </table:table-cell>
          <table:table-cell office:value-type="float" office:value="0.185207" calcext:value-type="float">
            <text:p>0.185207</text:p>
          </table:table-cell>
          <table:table-cell/>
          <table:table-cell table:formula="of:=[.Q9]-[.P9]" office:value-type="float" office:value="0.077378" calcext:value-type="float">
            <text:p>0.077378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9187" calcext:value-type="float">
            <text:p>0.109187</text:p>
          </table:table-cell>
          <table:table-cell office:value-type="float" office:value="0.184641" calcext:value-type="float">
            <text:p>0.184641</text:p>
          </table:table-cell>
          <table:table-cell/>
          <table:table-cell table:formula="of:=[.Q10]-[.P10]" office:value-type="float" office:value="0.075454" calcext:value-type="float">
            <text:p>0.075454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587" calcext:value-type="float">
            <text:p>0.107587</text:p>
          </table:table-cell>
          <table:table-cell office:value-type="float" office:value="0.184612" calcext:value-type="float">
            <text:p>0.184612</text:p>
          </table:table-cell>
          <table:table-cell/>
          <table:table-cell table:formula="of:=[.Q11]-[.P11]" office:value-type="float" office:value="0.077025" calcext:value-type="float">
            <text:p>0.077025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613" calcext:value-type="float">
            <text:p>0.107613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Q12]-[.P12]" office:value-type="float" office:value="0.077387" calcext:value-type="float">
            <text:p>0.077387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9175" calcext:value-type="float">
            <text:p>0.109175</text:p>
          </table:table-cell>
          <table:table-cell office:value-type="float" office:value="0.185133" calcext:value-type="float">
            <text:p>0.185133</text:p>
          </table:table-cell>
          <table:table-cell/>
          <table:table-cell table:formula="of:=[.Q13]-[.P13]" office:value-type="float" office:value="0.075958" calcext:value-type="float">
            <text:p>0.075958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6927" calcext:value-type="float">
            <text:p>0.106927</text:p>
          </table:table-cell>
          <table:table-cell office:value-type="float" office:value="0.185449" calcext:value-type="float">
            <text:p>0.185449</text:p>
          </table:table-cell>
          <table:table-cell/>
          <table:table-cell table:formula="of:=[.Q14]-[.P14]" office:value-type="float" office:value="0.078522" calcext:value-type="float">
            <text:p>0.078522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6762" calcext:value-type="float">
            <text:p>0.106762</text:p>
          </table:table-cell>
          <table:table-cell office:value-type="float" office:value="0.183179" calcext:value-type="float">
            <text:p>0.183179</text:p>
          </table:table-cell>
          <table:table-cell/>
          <table:table-cell table:formula="of:=[.Q15]-[.P15]" office:value-type="float" office:value="0.076417" calcext:value-type="float">
            <text:p>0.076417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8322" calcext:value-type="float">
            <text:p>0.108322</text:p>
          </table:table-cell>
          <table:table-cell office:value-type="float" office:value="0.185009" calcext:value-type="float">
            <text:p>0.185009</text:p>
          </table:table-cell>
          <table:table-cell/>
          <table:table-cell table:formula="of:=[.Q16]-[.P16]" office:value-type="float" office:value="0.076687" calcext:value-type="float">
            <text:p>0.07668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7974" calcext:value-type="float">
            <text:p>0.107974</text:p>
          </table:table-cell>
          <table:table-cell office:value-type="float" office:value="0.185177" calcext:value-type="float">
            <text:p>0.185177</text:p>
          </table:table-cell>
          <table:table-cell/>
          <table:table-cell table:formula="of:=[.Q17]-[.P17]" office:value-type="float" office:value="0.077203" calcext:value-type="float">
            <text:p>0.07720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7922" calcext:value-type="float">
            <text:p>0.107922</text:p>
          </table:table-cell>
          <table:table-cell office:value-type="float" office:value="0.182983" calcext:value-type="float">
            <text:p>0.182983</text:p>
          </table:table-cell>
          <table:table-cell/>
          <table:table-cell table:formula="of:=[.Q18]-[.P18]" office:value-type="float" office:value="0.075061" calcext:value-type="float">
            <text:p>0.07506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8006" calcext:value-type="float">
            <text:p>0.108006</text:p>
          </table:table-cell>
          <table:table-cell office:value-type="float" office:value="0.185108" calcext:value-type="float">
            <text:p>0.185108</text:p>
          </table:table-cell>
          <table:table-cell/>
          <table:table-cell table:formula="of:=[.Q19]-[.P19]" office:value-type="float" office:value="0.077102" calcext:value-type="float">
            <text:p>0.07710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8362" calcext:value-type="float">
            <text:p>0.108362</text:p>
          </table:table-cell>
          <table:table-cell office:value-type="float" office:value="0.183563" calcext:value-type="float">
            <text:p>0.183563</text:p>
          </table:table-cell>
          <table:table-cell/>
          <table:table-cell table:formula="of:=[.Q20]-[.P20]" office:value-type="float" office:value="0.075201" calcext:value-type="float">
            <text:p>0.07520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7613" calcext:value-type="float">
            <text:p>0.107613</text:p>
          </table:table-cell>
          <table:table-cell office:value-type="float" office:value="0.184327" calcext:value-type="float">
            <text:p>0.184327</text:p>
          </table:table-cell>
          <table:table-cell/>
          <table:table-cell table:formula="of:=[.Q21]-[.P21]" office:value-type="float" office:value="0.076714" calcext:value-type="float">
            <text:p>0.07671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7218" calcext:value-type="float">
            <text:p>0.107218</text:p>
          </table:table-cell>
          <table:table-cell office:value-type="float" office:value="0.183206" calcext:value-type="float">
            <text:p>0.183206</text:p>
          </table:table-cell>
          <table:table-cell/>
          <table:table-cell table:formula="of:=[.Q22]-[.P22]" office:value-type="float" office:value="0.075988" calcext:value-type="float">
            <text:p>0.07598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6914" calcext:value-type="float">
            <text:p>0.106914</text:p>
          </table:table-cell>
          <table:table-cell office:value-type="float" office:value="0.185209" calcext:value-type="float">
            <text:p>0.185209</text:p>
          </table:table-cell>
          <table:table-cell/>
          <table:table-cell table:formula="of:=[.Q23]-[.P23]" office:value-type="float" office:value="0.078295" calcext:value-type="float">
            <text:p>0.07829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9435" calcext:value-type="float">
            <text:p>0.109435</text:p>
          </table:table-cell>
          <table:table-cell office:value-type="float" office:value="0.183429" calcext:value-type="float">
            <text:p>0.183429</text:p>
          </table:table-cell>
          <table:table-cell/>
          <table:table-cell table:formula="of:=[.Q24]-[.P24]" office:value-type="float" office:value="0.073994" calcext:value-type="float">
            <text:p>0.07399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7534" calcext:value-type="float">
            <text:p>0.107534</text:p>
          </table:table-cell>
          <table:table-cell office:value-type="float" office:value="0.185225" calcext:value-type="float">
            <text:p>0.185225</text:p>
          </table:table-cell>
          <table:table-cell/>
          <table:table-cell table:formula="of:=[.Q25]-[.P25]" office:value-type="float" office:value="0.077691" calcext:value-type="float">
            <text:p>0.07769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7576" calcext:value-type="float">
            <text:p>0.107576</text:p>
          </table:table-cell>
          <table:table-cell office:value-type="float" office:value="0.183117" calcext:value-type="float">
            <text:p>0.183117</text:p>
          </table:table-cell>
          <table:table-cell/>
          <table:table-cell table:formula="of:=[.Q26]-[.P26]" office:value-type="float" office:value="0.075541" calcext:value-type="float">
            <text:p>0.07554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5735" calcext:value-type="float">
            <text:p>0.105735</text:p>
          </table:table-cell>
          <table:table-cell office:value-type="float" office:value="0.182873" calcext:value-type="float">
            <text:p>0.182873</text:p>
          </table:table-cell>
          <table:table-cell/>
          <table:table-cell table:formula="of:=[.Q27]-[.P27]" office:value-type="float" office:value="0.077138" calcext:value-type="float">
            <text:p>0.07713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8327" calcext:value-type="float">
            <text:p>0.108327</text:p>
          </table:table-cell>
          <table:table-cell office:value-type="float" office:value="0.185648" calcext:value-type="float">
            <text:p>0.185648</text:p>
          </table:table-cell>
          <table:table-cell/>
          <table:table-cell table:formula="of:=[.Q28]-[.P28]" office:value-type="float" office:value="0.077321" calcext:value-type="float">
            <text:p>0.07732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692" calcext:value-type="float">
            <text:p>0.107692</text:p>
          </table:table-cell>
          <table:table-cell office:value-type="float" office:value="0.185407" calcext:value-type="float">
            <text:p>0.185407</text:p>
          </table:table-cell>
          <table:table-cell/>
          <table:table-cell table:formula="of:=[.Q29]-[.P29]" office:value-type="float" office:value="0.077715" calcext:value-type="float">
            <text:p>0.07771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6836" calcext:value-type="float">
            <text:p>0.106836</text:p>
          </table:table-cell>
          <table:table-cell office:value-type="float" office:value="0.184825" calcext:value-type="float">
            <text:p>0.184825</text:p>
          </table:table-cell>
          <table:table-cell/>
          <table:table-cell table:formula="of:=[.Q30]-[.P30]" office:value-type="float" office:value="0.077989" calcext:value-type="float">
            <text:p>0.07798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418" calcext:value-type="float">
            <text:p>0.107418</text:p>
          </table:table-cell>
          <table:table-cell office:value-type="float" office:value="0.182232" calcext:value-type="float">
            <text:p>0.182232</text:p>
          </table:table-cell>
          <table:table-cell/>
          <table:table-cell table:formula="of:=[.Q31]-[.P31]" office:value-type="float" office:value="0.074814" calcext:value-type="float">
            <text:p>0.07481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669" calcext:value-type="float">
            <text:p>0.107669</text:p>
          </table:table-cell>
          <table:table-cell office:value-type="float" office:value="0.184208" calcext:value-type="float">
            <text:p>0.184208</text:p>
          </table:table-cell>
          <table:table-cell/>
          <table:table-cell table:formula="of:=[.Q32]-[.P32]" office:value-type="float" office:value="0.076539" calcext:value-type="float">
            <text:p>0.07653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8268" calcext:value-type="float">
            <text:p>0.108268</text:p>
          </table:table-cell>
          <table:table-cell office:value-type="float" office:value="0.183935" calcext:value-type="float">
            <text:p>0.183935</text:p>
          </table:table-cell>
          <table:table-cell/>
          <table:table-cell table:formula="of:=[.Q33]-[.P33]" office:value-type="float" office:value="0.075667" calcext:value-type="float">
            <text:p>0.07566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7644" calcext:value-type="float">
            <text:p>0.107644</text:p>
          </table:table-cell>
          <table:table-cell office:value-type="float" office:value="0.184178" calcext:value-type="float">
            <text:p>0.184178</text:p>
          </table:table-cell>
          <table:table-cell/>
          <table:table-cell table:formula="of:=[.Q34]-[.P34]" office:value-type="float" office:value="0.076534" calcext:value-type="float">
            <text:p>0.07653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6385" calcext:value-type="float">
            <text:p>0.106385</text:p>
          </table:table-cell>
          <table:table-cell office:value-type="float" office:value="0.184528" calcext:value-type="float">
            <text:p>0.184528</text:p>
          </table:table-cell>
          <table:table-cell/>
          <table:table-cell table:formula="of:=[.Q35]-[.P35]" office:value-type="float" office:value="0.078143" calcext:value-type="float">
            <text:p>0.07814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81" calcext:value-type="float">
            <text:p>0.1081</text:p>
          </table:table-cell>
          <table:table-cell office:value-type="float" office:value="0.182582" calcext:value-type="float">
            <text:p>0.182582</text:p>
          </table:table-cell>
          <table:table-cell/>
          <table:table-cell table:formula="of:=[.Q36]-[.P36]" office:value-type="float" office:value="0.074482" calcext:value-type="float">
            <text:p>0.07448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6941" calcext:value-type="float">
            <text:p>0.106941</text:p>
          </table:table-cell>
          <table:table-cell office:value-type="float" office:value="0.184153" calcext:value-type="float">
            <text:p>0.184153</text:p>
          </table:table-cell>
          <table:table-cell/>
          <table:table-cell table:formula="of:=[.Q37]-[.P37]" office:value-type="float" office:value="0.077212" calcext:value-type="float">
            <text:p>0.07721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7428" calcext:value-type="float">
            <text:p>0.107428</text:p>
          </table:table-cell>
          <table:table-cell office:value-type="float" office:value="0.183997" calcext:value-type="float">
            <text:p>0.183997</text:p>
          </table:table-cell>
          <table:table-cell/>
          <table:table-cell table:formula="of:=[.Q38]-[.P38]" office:value-type="float" office:value="0.076569" calcext:value-type="float">
            <text:p>0.07656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6815" calcext:value-type="float">
            <text:p>0.106815</text:p>
          </table:table-cell>
          <table:table-cell office:value-type="float" office:value="0.183039" calcext:value-type="float">
            <text:p>0.183039</text:p>
          </table:table-cell>
          <table:table-cell/>
          <table:table-cell table:formula="of:=[.Q39]-[.P39]" office:value-type="float" office:value="0.076224" calcext:value-type="float">
            <text:p>0.07622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7432" calcext:value-type="float">
            <text:p>0.107432</text:p>
          </table:table-cell>
          <table:table-cell office:value-type="float" office:value="0.184029" calcext:value-type="float">
            <text:p>0.184029</text:p>
          </table:table-cell>
          <table:table-cell/>
          <table:table-cell table:formula="of:=[.Q40]-[.P40]" office:value-type="float" office:value="0.076597" calcext:value-type="float">
            <text:p>0.07659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7606" calcext:value-type="float">
            <text:p>0.107606</text:p>
          </table:table-cell>
          <table:table-cell office:value-type="float" office:value="0.184343" calcext:value-type="float">
            <text:p>0.184343</text:p>
          </table:table-cell>
          <table:table-cell/>
          <table:table-cell table:formula="of:=[.Q41]-[.P41]" office:value-type="float" office:value="0.076737" calcext:value-type="float">
            <text:p>0.07673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8563" calcext:value-type="float">
            <text:p>0.108563</text:p>
          </table:table-cell>
          <table:table-cell office:value-type="float" office:value="0.18551" calcext:value-type="float">
            <text:p>0.18551</text:p>
          </table:table-cell>
          <table:table-cell/>
          <table:table-cell table:formula="of:=[.Q42]-[.P42]" office:value-type="float" office:value="0.076947" calcext:value-type="float">
            <text:p>0.07694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6421" calcext:value-type="float">
            <text:p>0.106421</text:p>
          </table:table-cell>
          <table:table-cell office:value-type="float" office:value="0.18475" calcext:value-type="float">
            <text:p>0.18475</text:p>
          </table:table-cell>
          <table:table-cell/>
          <table:table-cell table:formula="of:=[.Q43]-[.P43]" office:value-type="float" office:value="0.078329" calcext:value-type="float">
            <text:p>0.0783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7163" calcext:value-type="float">
            <text:p>0.107163</text:p>
          </table:table-cell>
          <table:table-cell office:value-type="float" office:value="0.183107" calcext:value-type="float">
            <text:p>0.183107</text:p>
          </table:table-cell>
          <table:table-cell/>
          <table:table-cell table:formula="of:=[.Q44]-[.P44]" office:value-type="float" office:value="0.075944" calcext:value-type="float">
            <text:p>0.07594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6557" calcext:value-type="float">
            <text:p>0.106557</text:p>
          </table:table-cell>
          <table:table-cell office:value-type="float" office:value="0.18253" calcext:value-type="float">
            <text:p>0.18253</text:p>
          </table:table-cell>
          <table:table-cell/>
          <table:table-cell table:formula="of:=[.Q45]-[.P45]" office:value-type="float" office:value="0.075973" calcext:value-type="float">
            <text:p>0.07597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791" calcext:value-type="float">
            <text:p>0.10791</text:p>
          </table:table-cell>
          <table:table-cell office:value-type="float" office:value="0.185422" calcext:value-type="float">
            <text:p>0.185422</text:p>
          </table:table-cell>
          <table:table-cell/>
          <table:table-cell table:formula="of:=[.Q46]-[.P46]" office:value-type="float" office:value="0.077512" calcext:value-type="float">
            <text:p>0.07751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8548" calcext:value-type="float">
            <text:p>0.108548</text:p>
          </table:table-cell>
          <table:table-cell office:value-type="float" office:value="0.183497" calcext:value-type="float">
            <text:p>0.183497</text:p>
          </table:table-cell>
          <table:table-cell/>
          <table:table-cell table:formula="of:=[.Q47]-[.P47]" office:value-type="float" office:value="0.074949" calcext:value-type="float">
            <text:p>0.07494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6889" calcext:value-type="float">
            <text:p>0.106889</text:p>
          </table:table-cell>
          <table:table-cell office:value-type="float" office:value="0.183672" calcext:value-type="float">
            <text:p>0.183672</text:p>
          </table:table-cell>
          <table:table-cell/>
          <table:table-cell table:formula="of:=[.Q48]-[.P48]" office:value-type="float" office:value="0.076783" calcext:value-type="float">
            <text:p>0.07678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7201" calcext:value-type="float">
            <text:p>0.107201</text:p>
          </table:table-cell>
          <table:table-cell office:value-type="float" office:value="0.183221" calcext:value-type="float">
            <text:p>0.183221</text:p>
          </table:table-cell>
          <table:table-cell/>
          <table:table-cell table:formula="of:=[.Q49]-[.P49]" office:value-type="float" office:value="0.07602" calcext:value-type="float">
            <text:p>0.0760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739" calcext:value-type="float">
            <text:p>0.10739</text:p>
          </table:table-cell>
          <table:table-cell office:value-type="float" office:value="0.182857" calcext:value-type="float">
            <text:p>0.182857</text:p>
          </table:table-cell>
          <table:table-cell/>
          <table:table-cell table:formula="of:=[.Q50]-[.P50]" office:value-type="float" office:value="0.075467" calcext:value-type="float">
            <text:p>0.07546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8425" calcext:value-type="float">
            <text:p>0.108425</text:p>
          </table:table-cell>
          <table:table-cell office:value-type="float" office:value="0.184417" calcext:value-type="float">
            <text:p>0.184417</text:p>
          </table:table-cell>
          <table:table-cell/>
          <table:table-cell table:formula="of:=[.Q51]-[.P51]" office:value-type="float" office:value="0.075992" calcext:value-type="float">
            <text:p>0.07599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6802" calcext:value-type="float">
            <text:p>0.106802</text:p>
          </table:table-cell>
          <table:table-cell office:value-type="float" office:value="0.182948" calcext:value-type="float">
            <text:p>0.182948</text:p>
          </table:table-cell>
          <table:table-cell/>
          <table:table-cell table:formula="of:=[.Q52]-[.P52]" office:value-type="float" office:value="0.076146" calcext:value-type="float">
            <text:p>0.07614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6277" calcext:value-type="float">
            <text:p>0.106277</text:p>
          </table:table-cell>
          <table:table-cell office:value-type="float" office:value="0.183367" calcext:value-type="float">
            <text:p>0.183367</text:p>
          </table:table-cell>
          <table:table-cell/>
          <table:table-cell table:formula="of:=[.Q53]-[.P53]" office:value-type="float" office:value="0.07709" calcext:value-type="float">
            <text:p>0.0770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7265" calcext:value-type="float">
            <text:p>0.107265</text:p>
          </table:table-cell>
          <table:table-cell office:value-type="float" office:value="0.182986" calcext:value-type="float">
            <text:p>0.182986</text:p>
          </table:table-cell>
          <table:table-cell/>
          <table:table-cell table:formula="of:=[.Q54]-[.P54]" office:value-type="float" office:value="0.075721" calcext:value-type="float">
            <text:p>0.07572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7799" calcext:value-type="float">
            <text:p>0.107799</text:p>
          </table:table-cell>
          <table:table-cell office:value-type="float" office:value="0.184157" calcext:value-type="float">
            <text:p>0.184157</text:p>
          </table:table-cell>
          <table:table-cell/>
          <table:table-cell table:formula="of:=[.Q55]-[.P55]" office:value-type="float" office:value="0.076358" calcext:value-type="float">
            <text:p>0.07635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519" calcext:value-type="float">
            <text:p>0.10519</text:p>
          </table:table-cell>
          <table:table-cell office:value-type="float" office:value="0.183488" calcext:value-type="float">
            <text:p>0.183488</text:p>
          </table:table-cell>
          <table:table-cell/>
          <table:table-cell table:formula="of:=[.Q56]-[.P56]" office:value-type="float" office:value="0.078298" calcext:value-type="float">
            <text:p>0.07829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874" calcext:value-type="float">
            <text:p>0.10874</text:p>
          </table:table-cell>
          <table:table-cell office:value-type="float" office:value="0.183774" calcext:value-type="float">
            <text:p>0.183774</text:p>
          </table:table-cell>
          <table:table-cell/>
          <table:table-cell table:formula="of:=[.Q57]-[.P57]" office:value-type="float" office:value="0.075034" calcext:value-type="float">
            <text:p>0.07503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8948" calcext:value-type="float">
            <text:p>0.108948</text:p>
          </table:table-cell>
          <table:table-cell office:value-type="float" office:value="0.184978" calcext:value-type="float">
            <text:p>0.184978</text:p>
          </table:table-cell>
          <table:table-cell/>
          <table:table-cell table:formula="of:=[.Q58]-[.P58]" office:value-type="float" office:value="0.07603" calcext:value-type="float">
            <text:p>0.0760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803" calcext:value-type="float">
            <text:p>0.10803</text:p>
          </table:table-cell>
          <table:table-cell office:value-type="float" office:value="0.184218" calcext:value-type="float">
            <text:p>0.184218</text:p>
          </table:table-cell>
          <table:table-cell/>
          <table:table-cell table:formula="of:=[.Q59]-[.P59]" office:value-type="float" office:value="0.076188" calcext:value-type="float">
            <text:p>0.07618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8831" calcext:value-type="float">
            <text:p>0.108831</text:p>
          </table:table-cell>
          <table:table-cell office:value-type="float" office:value="0.183998" calcext:value-type="float">
            <text:p>0.183998</text:p>
          </table:table-cell>
          <table:table-cell/>
          <table:table-cell table:formula="of:=[.Q60]-[.P60]" office:value-type="float" office:value="0.075167" calcext:value-type="float">
            <text:p>0.07516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9622" calcext:value-type="float">
            <text:p>0.109622</text:p>
          </table:table-cell>
          <table:table-cell office:value-type="float" office:value="0.184328" calcext:value-type="float">
            <text:p>0.184328</text:p>
          </table:table-cell>
          <table:table-cell/>
          <table:table-cell table:formula="of:=[.Q61]-[.P61]" office:value-type="float" office:value="0.074706" calcext:value-type="float">
            <text:p>0.07470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798" calcext:value-type="float">
            <text:p>0.10798</text:p>
          </table:table-cell>
          <table:table-cell office:value-type="float" office:value="0.183521" calcext:value-type="float">
            <text:p>0.183521</text:p>
          </table:table-cell>
          <table:table-cell/>
          <table:table-cell table:formula="of:=[.Q62]-[.P62]" office:value-type="float" office:value="0.075541" calcext:value-type="float">
            <text:p>0.07554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8438" calcext:value-type="float">
            <text:p>0.108438</text:p>
          </table:table-cell>
          <table:table-cell office:value-type="float" office:value="0.182107" calcext:value-type="float">
            <text:p>0.182107</text:p>
          </table:table-cell>
          <table:table-cell/>
          <table:table-cell table:formula="of:=[.Q63]-[.P63]" office:value-type="float" office:value="0.073669" calcext:value-type="float">
            <text:p>0.07366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7964" calcext:value-type="float">
            <text:p>0.107964</text:p>
          </table:table-cell>
          <table:table-cell office:value-type="float" office:value="0.184697" calcext:value-type="float">
            <text:p>0.184697</text:p>
          </table:table-cell>
          <table:table-cell/>
          <table:table-cell table:formula="of:=[.Q64]-[.P64]" office:value-type="float" office:value="0.076733" calcext:value-type="float">
            <text:p>0.07673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7855" calcext:value-type="float">
            <text:p>0.107855</text:p>
          </table:table-cell>
          <table:table-cell office:value-type="float" office:value="0.184277" calcext:value-type="float">
            <text:p>0.184277</text:p>
          </table:table-cell>
          <table:table-cell/>
          <table:table-cell table:formula="of:=[.Q65]-[.P65]" office:value-type="float" office:value="0.076422" calcext:value-type="float">
            <text:p>0.07642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6293" calcext:value-type="float">
            <text:p>0.106293</text:p>
          </table:table-cell>
          <table:table-cell office:value-type="float" office:value="0.183965" calcext:value-type="float">
            <text:p>0.183965</text:p>
          </table:table-cell>
          <table:table-cell/>
          <table:table-cell table:formula="of:=[.Q66]-[.P66]" office:value-type="float" office:value="0.077672" calcext:value-type="float">
            <text:p>0.07767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10241" calcext:value-type="float">
            <text:p>0.110241</text:p>
          </table:table-cell>
          <table:table-cell office:value-type="float" office:value="0.185129" calcext:value-type="float">
            <text:p>0.185129</text:p>
          </table:table-cell>
          <table:table-cell/>
          <table:table-cell table:formula="of:=[.Q67]-[.P67]" office:value-type="float" office:value="0.074888" calcext:value-type="float">
            <text:p>0.07488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9286" calcext:value-type="float">
            <text:p>0.109286</text:p>
          </table:table-cell>
          <table:table-cell office:value-type="float" office:value="0.184931" calcext:value-type="float">
            <text:p>0.184931</text:p>
          </table:table-cell>
          <table:table-cell/>
          <table:table-cell table:formula="of:=[.Q68]-[.P68]" office:value-type="float" office:value="0.075645" calcext:value-type="float">
            <text:p>0.07564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8566" calcext:value-type="float">
            <text:p>0.108566</text:p>
          </table:table-cell>
          <table:table-cell office:value-type="float" office:value="0.184868" calcext:value-type="float">
            <text:p>0.184868</text:p>
          </table:table-cell>
          <table:table-cell/>
          <table:table-cell table:formula="of:=[.Q69]-[.P69]" office:value-type="float" office:value="0.076302" calcext:value-type="float">
            <text:p>0.07630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7316" calcext:value-type="float">
            <text:p>0.107316</text:p>
          </table:table-cell>
          <table:table-cell office:value-type="float" office:value="0.185512" calcext:value-type="float">
            <text:p>0.185512</text:p>
          </table:table-cell>
          <table:table-cell/>
          <table:table-cell table:formula="of:=[.Q70]-[.P70]" office:value-type="float" office:value="0.078196" calcext:value-type="float">
            <text:p>0.07819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8842" calcext:value-type="float">
            <text:p>0.108842</text:p>
          </table:table-cell>
          <table:table-cell office:value-type="float" office:value="0.185906" calcext:value-type="float">
            <text:p>0.185906</text:p>
          </table:table-cell>
          <table:table-cell/>
          <table:table-cell table:formula="of:=[.Q71]-[.P71]" office:value-type="float" office:value="0.077064" calcext:value-type="float">
            <text:p>0.07706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217" calcext:value-type="float">
            <text:p>0.107217</text:p>
          </table:table-cell>
          <table:table-cell office:value-type="float" office:value="0.185979" calcext:value-type="float">
            <text:p>0.185979</text:p>
          </table:table-cell>
          <table:table-cell/>
          <table:table-cell table:formula="of:=[.Q72]-[.P72]" office:value-type="float" office:value="0.078762" calcext:value-type="float">
            <text:p>0.07876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778" calcext:value-type="float">
            <text:p>0.107778</text:p>
          </table:table-cell>
          <table:table-cell office:value-type="float" office:value="0.183793" calcext:value-type="float">
            <text:p>0.183793</text:p>
          </table:table-cell>
          <table:table-cell/>
          <table:table-cell table:formula="of:=[.Q73]-[.P73]" office:value-type="float" office:value="0.076015" calcext:value-type="float">
            <text:p>0.07601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281" calcext:value-type="float">
            <text:p>0.107281</text:p>
          </table:table-cell>
          <table:table-cell office:value-type="float" office:value="0.183851" calcext:value-type="float">
            <text:p>0.183851</text:p>
          </table:table-cell>
          <table:table-cell/>
          <table:table-cell table:formula="of:=[.Q74]-[.P74]" office:value-type="float" office:value="0.07657" calcext:value-type="float">
            <text:p>0.0765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8443" calcext:value-type="float">
            <text:p>0.108443</text:p>
          </table:table-cell>
          <table:table-cell office:value-type="float" office:value="0.184687" calcext:value-type="float">
            <text:p>0.184687</text:p>
          </table:table-cell>
          <table:table-cell/>
          <table:table-cell table:formula="of:=[.Q75]-[.P75]" office:value-type="float" office:value="0.076244" calcext:value-type="float">
            <text:p>0.07624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744" calcext:value-type="float">
            <text:p>0.10744</text:p>
          </table:table-cell>
          <table:table-cell office:value-type="float" office:value="0.184177" calcext:value-type="float">
            <text:p>0.184177</text:p>
          </table:table-cell>
          <table:table-cell/>
          <table:table-cell table:formula="of:=[.Q76]-[.P76]" office:value-type="float" office:value="0.076737" calcext:value-type="float">
            <text:p>0.07673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8317" calcext:value-type="float">
            <text:p>0.108317</text:p>
          </table:table-cell>
          <table:table-cell office:value-type="float" office:value="0.182772" calcext:value-type="float">
            <text:p>0.182772</text:p>
          </table:table-cell>
          <table:table-cell/>
          <table:table-cell table:formula="of:=[.Q77]-[.P77]" office:value-type="float" office:value="0.074455" calcext:value-type="float">
            <text:p>0.07445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7396" calcext:value-type="float">
            <text:p>0.107396</text:p>
          </table:table-cell>
          <table:table-cell office:value-type="float" office:value="0.183707" calcext:value-type="float">
            <text:p>0.183707</text:p>
          </table:table-cell>
          <table:table-cell/>
          <table:table-cell table:formula="of:=[.Q78]-[.P78]" office:value-type="float" office:value="0.076311" calcext:value-type="float">
            <text:p>0.07631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323" calcext:value-type="float">
            <text:p>0.107323</text:p>
          </table:table-cell>
          <table:table-cell office:value-type="float" office:value="0.184054" calcext:value-type="float">
            <text:p>0.184054</text:p>
          </table:table-cell>
          <table:table-cell/>
          <table:table-cell table:formula="of:=[.Q79]-[.P79]" office:value-type="float" office:value="0.076731" calcext:value-type="float">
            <text:p>0.07673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791" calcext:value-type="float">
            <text:p>0.107791</text:p>
          </table:table-cell>
          <table:table-cell office:value-type="float" office:value="0.183225" calcext:value-type="float">
            <text:p>0.183225</text:p>
          </table:table-cell>
          <table:table-cell/>
          <table:table-cell table:formula="of:=[.Q80]-[.P80]" office:value-type="float" office:value="0.075434" calcext:value-type="float">
            <text:p>0.07543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668" calcext:value-type="float">
            <text:p>0.107668</text:p>
          </table:table-cell>
          <table:table-cell office:value-type="float" office:value="0.18329" calcext:value-type="float">
            <text:p>0.18329</text:p>
          </table:table-cell>
          <table:table-cell/>
          <table:table-cell table:formula="of:=[.Q81]-[.P81]" office:value-type="float" office:value="0.075622" calcext:value-type="float">
            <text:p>0.07562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695" calcext:value-type="float">
            <text:p>0.107695</text:p>
          </table:table-cell>
          <table:table-cell office:value-type="float" office:value="0.184853" calcext:value-type="float">
            <text:p>0.184853</text:p>
          </table:table-cell>
          <table:table-cell/>
          <table:table-cell table:formula="of:=[.Q82]-[.P82]" office:value-type="float" office:value="0.077158" calcext:value-type="float">
            <text:p>0.07715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8402" calcext:value-type="float">
            <text:p>0.108402</text:p>
          </table:table-cell>
          <table:table-cell office:value-type="float" office:value="0.184531" calcext:value-type="float">
            <text:p>0.184531</text:p>
          </table:table-cell>
          <table:table-cell/>
          <table:table-cell table:formula="of:=[.Q83]-[.P83]" office:value-type="float" office:value="0.076129" calcext:value-type="float">
            <text:p>0.0761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6697" calcext:value-type="float">
            <text:p>0.106697</text:p>
          </table:table-cell>
          <table:table-cell office:value-type="float" office:value="0.184102" calcext:value-type="float">
            <text:p>0.184102</text:p>
          </table:table-cell>
          <table:table-cell/>
          <table:table-cell table:formula="of:=[.Q84]-[.P84]" office:value-type="float" office:value="0.077405" calcext:value-type="float">
            <text:p>0.07740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7653" calcext:value-type="float">
            <text:p>0.107653</text:p>
          </table:table-cell>
          <table:table-cell office:value-type="float" office:value="0.18523" calcext:value-type="float">
            <text:p>0.18523</text:p>
          </table:table-cell>
          <table:table-cell/>
          <table:table-cell table:formula="of:=[.Q85]-[.P85]" office:value-type="float" office:value="0.077577" calcext:value-type="float">
            <text:p>0.07757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7876" calcext:value-type="float">
            <text:p>0.107876</text:p>
          </table:table-cell>
          <table:table-cell office:value-type="float" office:value="0.184512" calcext:value-type="float">
            <text:p>0.184512</text:p>
          </table:table-cell>
          <table:table-cell/>
          <table:table-cell table:formula="of:=[.Q86]-[.P86]" office:value-type="float" office:value="0.076636" calcext:value-type="float">
            <text:p>0.07663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6625" calcext:value-type="float">
            <text:p>0.106625</text:p>
          </table:table-cell>
          <table:table-cell office:value-type="float" office:value="0.185656" calcext:value-type="float">
            <text:p>0.185656</text:p>
          </table:table-cell>
          <table:table-cell/>
          <table:table-cell table:formula="of:=[.Q87]-[.P87]" office:value-type="float" office:value="0.079031" calcext:value-type="float">
            <text:p>0.07903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8562" calcext:value-type="float">
            <text:p>0.108562</text:p>
          </table:table-cell>
          <table:table-cell office:value-type="float" office:value="0.187196" calcext:value-type="float">
            <text:p>0.187196</text:p>
          </table:table-cell>
          <table:table-cell/>
          <table:table-cell table:formula="of:=[.Q88]-[.P88]" office:value-type="float" office:value="0.078634" calcext:value-type="float">
            <text:p>0.07863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7113" calcext:value-type="float">
            <text:p>0.107113</text:p>
          </table:table-cell>
          <table:table-cell office:value-type="float" office:value="0.183636" calcext:value-type="float">
            <text:p>0.183636</text:p>
          </table:table-cell>
          <table:table-cell/>
          <table:table-cell table:formula="of:=[.Q89]-[.P89]" office:value-type="float" office:value="0.076523" calcext:value-type="float">
            <text:p>0.07652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6493" calcext:value-type="float">
            <text:p>0.106493</text:p>
          </table:table-cell>
          <table:table-cell office:value-type="float" office:value="0.184496" calcext:value-type="float">
            <text:p>0.184496</text:p>
          </table:table-cell>
          <table:table-cell/>
          <table:table-cell table:formula="of:=[.Q90]-[.P90]" office:value-type="float" office:value="0.078003" calcext:value-type="float">
            <text:p>0.07800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886" calcext:value-type="float">
            <text:p>0.107886</text:p>
          </table:table-cell>
          <table:table-cell office:value-type="float" office:value="0.185814" calcext:value-type="float">
            <text:p>0.185814</text:p>
          </table:table-cell>
          <table:table-cell/>
          <table:table-cell table:formula="of:=[.Q91]-[.P91]" office:value-type="float" office:value="0.077928" calcext:value-type="float">
            <text:p>0.07792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6822" calcext:value-type="float">
            <text:p>0.106822</text:p>
          </table:table-cell>
          <table:table-cell office:value-type="float" office:value="0.184694" calcext:value-type="float">
            <text:p>0.184694</text:p>
          </table:table-cell>
          <table:table-cell/>
          <table:table-cell table:formula="of:=[.Q92]-[.P92]" office:value-type="float" office:value="0.077872" calcext:value-type="float">
            <text:p>0.07787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644" calcext:value-type="float">
            <text:p>0.107644</text:p>
          </table:table-cell>
          <table:table-cell office:value-type="float" office:value="0.185451" calcext:value-type="float">
            <text:p>0.185451</text:p>
          </table:table-cell>
          <table:table-cell/>
          <table:table-cell table:formula="of:=[.Q93]-[.P93]" office:value-type="float" office:value="0.077807" calcext:value-type="float">
            <text:p>0.07780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972" calcext:value-type="float">
            <text:p>0.107972</text:p>
          </table:table-cell>
          <table:table-cell office:value-type="float" office:value="0.183735" calcext:value-type="float">
            <text:p>0.183735</text:p>
          </table:table-cell>
          <table:table-cell/>
          <table:table-cell table:formula="of:=[.Q94]-[.P94]" office:value-type="float" office:value="0.075763" calcext:value-type="float">
            <text:p>0.07576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8973" calcext:value-type="float">
            <text:p>0.108973</text:p>
          </table:table-cell>
          <table:table-cell office:value-type="float" office:value="0.18516" calcext:value-type="float">
            <text:p>0.18516</text:p>
          </table:table-cell>
          <table:table-cell/>
          <table:table-cell table:formula="of:=[.Q95]-[.P95]" office:value-type="float" office:value="0.076187" calcext:value-type="float">
            <text:p>0.07618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9264" calcext:value-type="float">
            <text:p>0.109264</text:p>
          </table:table-cell>
          <table:table-cell office:value-type="float" office:value="0.184633" calcext:value-type="float">
            <text:p>0.184633</text:p>
          </table:table-cell>
          <table:table-cell/>
          <table:table-cell table:formula="of:=[.Q96]-[.P96]" office:value-type="float" office:value="0.075369" calcext:value-type="float">
            <text:p>0.07536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6428" calcext:value-type="float">
            <text:p>0.106428</text:p>
          </table:table-cell>
          <table:table-cell office:value-type="float" office:value="0.185825" calcext:value-type="float">
            <text:p>0.185825</text:p>
          </table:table-cell>
          <table:table-cell/>
          <table:table-cell table:formula="of:=[.Q97]-[.P97]" office:value-type="float" office:value="0.079397" calcext:value-type="float">
            <text:p>0.07939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7722" calcext:value-type="float">
            <text:p>0.107722</text:p>
          </table:table-cell>
          <table:table-cell office:value-type="float" office:value="0.185904" calcext:value-type="float">
            <text:p>0.185904</text:p>
          </table:table-cell>
          <table:table-cell/>
          <table:table-cell table:formula="of:=[.Q98]-[.P98]" office:value-type="float" office:value="0.078182" calcext:value-type="float">
            <text:p>0.07818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76" calcext:value-type="float">
            <text:p>0.10776</text:p>
          </table:table-cell>
          <table:table-cell office:value-type="float" office:value="0.185094" calcext:value-type="float">
            <text:p>0.185094</text:p>
          </table:table-cell>
          <table:table-cell/>
          <table:table-cell table:formula="of:=[.Q99]-[.P99]" office:value-type="float" office:value="0.077334" calcext:value-type="float">
            <text:p>0.07733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126" calcext:value-type="float">
            <text:p>0.107126</text:p>
          </table:table-cell>
          <table:table-cell office:value-type="float" office:value="0.183764" calcext:value-type="float">
            <text:p>0.183764</text:p>
          </table:table-cell>
          <table:table-cell/>
          <table:table-cell table:formula="of:=[.Q100]-[.P100]" office:value-type="float" office:value="0.076638" calcext:value-type="float">
            <text:p>0.07663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594" calcext:value-type="float">
            <text:p>0.107594</text:p>
          </table:table-cell>
          <table:table-cell office:value-type="float" office:value="0.183232" calcext:value-type="float">
            <text:p>0.183232</text:p>
          </table:table-cell>
          <table:table-cell/>
          <table:table-cell table:formula="of:=[.Q101]-[.P101]" office:value-type="float" office:value="0.075638" calcext:value-type="float">
            <text:p>0.07563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93197" calcext:value-type="float">
            <text:p>0.193197</text:p>
          </table:table-cell>
          <table:table-cell/>
          <table:table-cell office:value-type="float" office:value="0.103477" calcext:value-type="float">
            <text:p>0.103477</text:p>
          </table:table-cell>
          <table:table-cell office:value-type="float" office:value="0.182203" calcext:value-type="float">
            <text:p>0.182203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037" calcext:value-type="float">
            <text:p>0.107037</text:p>
          </table:table-cell>
          <table:table-cell office:value-type="float" office:value="0.182807" calcext:value-type="float">
            <text:p>0.182807</text:p>
          </table:table-cell>
          <table:table-cell/>
          <table:table-cell table:formula="of:=[.Q102]-[.P102]" office:value-type="float" office:value="0.07577" calcext:value-type="float">
            <text:p>0.07577</text:p>
          </table:table-cell>
        </table:table-row>
        <table:table-row table:style-name="ro1" table:number-rows-repeated="104847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54:28.865778835</meta:creation-date>
    <dc:date>2022-12-06T23:28:27.879528824</dc:date>
    <meta:editing-duration>PT27M17S</meta:editing-duration>
    <meta:editing-cycles>5</meta:editing-cycles>
    <meta:generator>LibreOffice/7.4.3.2$Linux_X86_64 LibreOffice_project/40$Build-2</meta:generator>
    <meta:document-statistic meta:table-count="1" meta:cell-count="13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44cm" svg:height="13.185cm" xlink:href=".." xlink:type="simple" chart:class="chart:line" chart:column-mapping="0 2 4 6 8 10 1 3 5 7 9 11" chart:style-name="ch1">
        <chart:title svg:x="7.483cm" svg:y="0.399cm" chart:style-name="ch2">
          <text:p>Comparativa entre todas las simulaciones</text:p>
        </chart:title>
        <chart:legend chart:legend-position="end" svg:x="18.551cm" svg:y="3.554cm" style:legend-expansion="high" chart:style-name="ch3"/>
        <chart:plot-area chart:style-name="ch4" table:cell-range-address="Sheet1.A1:Sheet1.B102 Sheet1.D1:Sheet1.E102 Sheet1.G1:Sheet1.H102 Sheet1.J1:Sheet1.K102 Sheet1.M1:Sheet1.N102 Sheet1.P1:Sheet1.Q102" chart:data-source-has-labels="row" svg:x="1.479cm" svg:y="1.441cm" svg:width="16.604cm" svg:height="10.5cm">
          <chart:coordinate-region svg:x="2.391cm" svg:y="1.64cm" svg:width="15.551cm" svg:height="9.377cm"/>
          <chart:axis chart:dimension="x" chart:name="primary-x" chart:style-name="ch5">
            <chart:title svg:x="8.771cm" svg:y="12.204cm" chart:style-name="ch6">
              <text:p>Repeticiones</text:p>
            </chart:title>
          </chart:axis>
          <chart:axis chart:dimension="y" chart:name="primary-y" chart:style-name="ch5">
            <chart:title svg:x="0.451cm" svg:y="8.177cm" chart:style-name="ch7">
              <text:p>Número de trabajos</text:p>
            </chart:title>
            <chart:grid chart:style-name="ch8" chart:class="major"/>
          </chart:axis>
          <chart:series chart:style-name="ch9" chart:values-cell-range-address="Sheet1.A2:Sheet1.A102" chart:label-cell-address="Sheet1.A1:Sheet1.A1" chart:class="chart:line">
            <chart:data-point chart:repeated="101"/>
          </chart:series>
          <chart:series chart:style-name="ch10" chart:values-cell-range-address="Sheet1.D2:Sheet1.D102" chart:label-cell-address="Sheet1.D1:Sheet1.D1" chart:class="chart:line">
            <chart:data-point chart:repeated="101"/>
          </chart:series>
          <chart:series chart:style-name="ch11" chart:values-cell-range-address="Sheet1.G2:Sheet1.G102" chart:label-cell-address="Sheet1.G1:Sheet1.G1" chart:class="chart:line">
            <chart:data-point chart:repeated="101"/>
          </chart:series>
          <chart:series chart:style-name="ch12" chart:values-cell-range-address="Sheet1.J2:Sheet1.J102" chart:label-cell-address="Sheet1.J1:Sheet1.J1" chart:class="chart:line">
            <chart:data-point chart:repeated="101"/>
          </chart:series>
          <chart:series chart:style-name="ch13" chart:values-cell-range-address="Sheet1.M2:Sheet1.M102" chart:label-cell-address="Sheet1.M1:Sheet1.M1" chart:class="chart:line">
            <chart:data-point chart:repeated="101"/>
          </chart:series>
          <chart:series chart:style-name="ch14" chart:values-cell-range-address="Sheet1.P2:Sheet1.P102" chart:label-cell-address="Sheet1.P1:Sheet1.P1" chart:class="chart:line">
            <chart:data-point chart:repeated="101"/>
          </chart:series>
          <chart:series chart:style-name="ch15" chart:values-cell-range-address="Sheet1.B2:Sheet1.B102" chart:label-cell-address="Sheet1.B1:Sheet1.B1" chart:class="chart:line">
            <chart:data-point chart:repeated="101"/>
          </chart:series>
          <chart:series chart:style-name="ch16" chart:values-cell-range-address="Sheet1.E2:Sheet1.E102" chart:label-cell-address="Sheet1.E1:Sheet1.E1" chart:class="chart:line">
            <chart:data-point chart:repeated="101"/>
          </chart:series>
          <chart:series chart:style-name="ch17" chart:values-cell-range-address="Sheet1.H2:Sheet1.H102" chart:label-cell-address="Sheet1.H1:Sheet1.H1" chart:class="chart:line">
            <chart:data-point chart:repeated="101"/>
          </chart:series>
          <chart:series chart:style-name="ch18" chart:values-cell-range-address="Sheet1.K2:Sheet1.K102" chart:label-cell-address="Sheet1.K1:Sheet1.K1" chart:class="chart:line">
            <chart:data-point chart:repeated="101"/>
          </chart:series>
          <chart:series chart:style-name="ch19" chart:values-cell-range-address="Sheet1.N2:Sheet1.N102" chart:label-cell-address="Sheet1.N1:Sheet1.N1" chart:class="chart:line">
            <chart:data-point chart:repeated="101"/>
          </chart:series>
          <chart:series chart:style-name="ch20" chart:values-cell-range-address="Sheet1.Q2:Sheet1.Q102" chart:label-cell-address="Sheet1.Q1:Sheet1.Q1" chart:class="chart:line">
            <chart:data-point chart:repeated="1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_carga_a_10</text:p>
                <draw:g>
                  <svg:desc>Sheet1.A1:Sheet1.A1</svg:desc>
                </draw:g>
              </table:table-cell>
              <table:table-cell office:value-type="string">
                <text:p>espera_carga_a_50</text:p>
                <draw:g>
                  <svg:desc>Sheet1.D1:Sheet1.D1</svg:desc>
                </draw:g>
              </table:table-cell>
              <table:table-cell office:value-type="string">
                <text:p>espera_carga_a_100</text:p>
                <draw:g>
                  <svg:desc>Sheet1.G1:Sheet1.G1</svg:desc>
                </draw:g>
              </table:table-cell>
              <table:table-cell office:value-type="string">
                <text:p>espera_carga_a_500</text:p>
                <draw:g>
                  <svg:desc>Sheet1.J1:Sheet1.J1</svg:desc>
                </draw:g>
              </table:table-cell>
              <table:table-cell office:value-type="string">
                <text:p>espera_carga_a_1000</text:p>
                <draw:g>
                  <svg:desc>Sheet1.M1:Sheet1.M1</svg:desc>
                </draw:g>
              </table:table-cell>
              <table:table-cell office:value-type="string">
                <text:p>espera_carga_a_10000</text:p>
                <draw:g>
                  <svg:desc>Sheet1.P1:Sheet1.P1</svg:desc>
                </draw:g>
              </table:table-cell>
              <table:table-cell office:value-type="string">
                <text:p>espera_carga_b_10</text:p>
                <draw:g>
                  <svg:desc>Sheet1.B1:Sheet1.B1</svg:desc>
                </draw:g>
              </table:table-cell>
              <table:table-cell office:value-type="string">
                <text:p>espera_carga_b_50</text:p>
                <draw:g>
                  <svg:desc>Sheet1.E1:Sheet1.E1</svg:desc>
                </draw:g>
              </table:table-cell>
              <table:table-cell office:value-type="string">
                <text:p>espera_carga_b_100</text:p>
                <draw:g>
                  <svg:desc>Sheet1.H1:Sheet1.H1</svg:desc>
                </draw:g>
              </table:table-cell>
              <table:table-cell office:value-type="string">
                <text:p>espera_carga_b_500</text:p>
                <draw:g>
                  <svg:desc>Sheet1.K1:Sheet1.K1</svg:desc>
                </draw:g>
              </table:table-cell>
              <table:table-cell office:value-type="string">
                <text:p>espera_carga_b_1000</text:p>
                <draw:g>
                  <svg:desc>Sheet1.N1:Sheet1.N1</svg:desc>
                </draw:g>
              </table:table-cell>
              <table:table-cell office:value-type="string">
                <text:p>espera_carga_b_10000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269">
                <text:p>0.113269</text:p>
                <draw:g>
                  <svg:desc>Sheet1.A2:Sheet1.A102</svg:desc>
                </draw:g>
              </table:table-cell>
              <table:table-cell office:value-type="float" office:value="0.081694">
                <text:p>0.081694</text:p>
                <draw:g>
                  <svg:desc>Sheet1.D2:Sheet1.D102</svg:desc>
                </draw:g>
              </table:table-cell>
              <table:table-cell office:value-type="float" office:value="0.124156">
                <text:p>0.124156</text:p>
                <draw:g>
                  <svg:desc>Sheet1.G2:Sheet1.G102</svg:desc>
                </draw:g>
              </table:table-cell>
              <table:table-cell office:value-type="float" office:value="0.103659">
                <text:p>0.103659</text:p>
                <draw:g>
                  <svg:desc>Sheet1.J2:Sheet1.J102</svg:desc>
                </draw:g>
              </table:table-cell>
              <table:table-cell office:value-type="float" office:value="0.103341">
                <text:p>0.103341</text:p>
                <draw:g>
                  <svg:desc>Sheet1.M2:Sheet1.M102</svg:desc>
                </draw:g>
              </table:table-cell>
              <table:table-cell office:value-type="float" office:value="0.10808">
                <text:p>0.10808</text:p>
                <draw:g>
                  <svg:desc>Sheet1.P2:Sheet1.P102</svg:desc>
                </draw:g>
              </table:table-cell>
              <table:table-cell office:value-type="float" office:value="0.204119">
                <text:p>0.204119</text:p>
                <draw:g>
                  <svg:desc>Sheet1.B2:Sheet1.B102</svg:desc>
                </draw:g>
              </table:table-cell>
              <table:table-cell office:value-type="float" office:value="0.183008">
                <text:p>0.183008</text:p>
                <draw:g>
                  <svg:desc>Sheet1.E2:Sheet1.E102</svg:desc>
                </draw:g>
              </table:table-cell>
              <table:table-cell office:value-type="float" office:value="0.193596">
                <text:p>0.193596</text:p>
                <draw:g>
                  <svg:desc>Sheet1.H2:Sheet1.H102</svg:desc>
                </draw:g>
              </table:table-cell>
              <table:table-cell office:value-type="float" office:value="0.186359">
                <text:p>0.186359</text:p>
                <draw:g>
                  <svg:desc>Sheet1.K2:Sheet1.K102</svg:desc>
                </draw:g>
              </table:table-cell>
              <table:table-cell office:value-type="float" office:value="0.185577">
                <text:p>0.185577</text:p>
                <draw:g>
                  <svg:desc>Sheet1.N2:Sheet1.N102</svg:desc>
                </draw:g>
              </table:table-cell>
              <table:table-cell office:value-type="float" office:value="0.18263">
                <text:p>0.18263</text:p>
                <draw:g>
                  <svg:desc>Sheet1.Q2:Sheet1.Q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5021">
                <text:p>0.105021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5577">
                <text:p>0.185577</text:p>
              </table:table-cell>
              <table:table-cell office:value-type="float" office:value="0.185785">
                <text:p>0.185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7313">
                <text:p>0.107313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5577">
                <text:p>0.185577</text:p>
              </table:table-cell>
              <table:table-cell office:value-type="float" office:value="0.18646">
                <text:p>0.18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735">
                <text:p>0.10735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4264">
                <text:p>0.184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644">
                <text:p>0.108644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2506">
                <text:p>0.18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526">
                <text:p>0.108526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4731">
                <text:p>0.184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102">
                <text:p>0.108102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74632">
                <text:p>0.174632</text:p>
              </table:table-cell>
              <table:table-cell office:value-type="float" office:value="0.18138">
                <text:p>0.18138</text:p>
              </table:table-cell>
              <table:table-cell office:value-type="float" office:value="0.184971">
                <text:p>0.184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06632">
                <text:p>0.106632</text:p>
              </table:table-cell>
              <table:table-cell office:value-type="float" office:value="0.107829">
                <text:p>0.107829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5207">
                <text:p>0.185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9187">
                <text:p>0.10918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4641">
                <text:p>0.184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7587">
                <text:p>0.10758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4612">
                <text:p>0.184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7613">
                <text:p>0.107613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9175">
                <text:p>0.109175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133">
                <text:p>0.185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6927">
                <text:p>0.10692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449">
                <text:p>0.185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6762">
                <text:p>0.106762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3179">
                <text:p>0.183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8322">
                <text:p>0.1083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009">
                <text:p>0.185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7974">
                <text:p>0.10797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5177">
                <text:p>0.185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7922">
                <text:p>0.1079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8006">
                <text:p>0.10800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5108">
                <text:p>0.185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8362">
                <text:p>0.10836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3563">
                <text:p>0.183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7613">
                <text:p>0.107613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81">
                <text:p>0.18081</text:p>
              </table:table-cell>
              <table:table-cell office:value-type="float" office:value="0.184327">
                <text:p>0.184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7218">
                <text:p>0.10721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3206">
                <text:p>0.183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6914">
                <text:p>0.10691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5209">
                <text:p>0.185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9435">
                <text:p>0.109435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3429">
                <text:p>0.183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7534">
                <text:p>0.10753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5225">
                <text:p>0.185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7576">
                <text:p>0.1075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3117">
                <text:p>0.183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5735">
                <text:p>0.105735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2873">
                <text:p>0.182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8327">
                <text:p>0.108327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5648">
                <text:p>0.18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7692">
                <text:p>0.10769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5407">
                <text:p>0.185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6836">
                <text:p>0.10683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4825">
                <text:p>0.184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7418">
                <text:p>0.10741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2232">
                <text:p>0.182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7669">
                <text:p>0.107669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4208">
                <text:p>0.184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8268">
                <text:p>0.10826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3935">
                <text:p>0.183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7644">
                <text:p>0.1076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4178">
                <text:p>0.184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6385">
                <text:p>0.10638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4528">
                <text:p>0.184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81">
                <text:p>0.108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2582">
                <text:p>0.182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3574">
                <text:p>0.103574</text:p>
              </table:table-cell>
              <table:table-cell office:value-type="float" office:value="0.106941">
                <text:p>0.10694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4153">
                <text:p>0.184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7428">
                <text:p>0.10742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3997">
                <text:p>0.183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6815">
                <text:p>0.10681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3039">
                <text:p>0.183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7432">
                <text:p>0.10743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4029">
                <text:p>0.184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7606">
                <text:p>0.107606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4343">
                <text:p>0.184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8563">
                <text:p>0.10856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551">
                <text:p>0.18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6421">
                <text:p>0.10642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475">
                <text:p>0.18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7163">
                <text:p>0.10716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5091">
                <text:p>0.185091</text:p>
              </table:table-cell>
              <table:table-cell office:value-type="float" office:value="0.178969">
                <text:p>0.178969</text:p>
              </table:table-cell>
              <table:table-cell office:value-type="float" office:value="0.183107">
                <text:p>0.183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6557">
                <text:p>0.106557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253">
                <text:p>0.18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791">
                <text:p>0.1079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5422">
                <text:p>0.185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8548">
                <text:p>0.10854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3497">
                <text:p>0.183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6889">
                <text:p>0.10688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3672">
                <text:p>0.18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7201">
                <text:p>0.10720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3221">
                <text:p>0.183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739">
                <text:p>0.1073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2857">
                <text:p>0.18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8425">
                <text:p>0.10842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4417">
                <text:p>0.18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6802">
                <text:p>0.10680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2948">
                <text:p>0.182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6277">
                <text:p>0.106277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3367">
                <text:p>0.183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7265">
                <text:p>0.10726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2986">
                <text:p>0.182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7799">
                <text:p>0.10779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4157">
                <text:p>0.184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519">
                <text:p>0.1051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3488">
                <text:p>0.183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74">
                <text:p>0.10874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3774">
                <text:p>0.183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948">
                <text:p>0.10894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4978">
                <text:p>0.184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03">
                <text:p>0.1080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4218">
                <text:p>0.184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8831">
                <text:p>0.10883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3998">
                <text:p>0.183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9622">
                <text:p>0.1096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4328">
                <text:p>0.184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798">
                <text:p>0.1079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3521">
                <text:p>0.183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8438">
                <text:p>0.10843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2107">
                <text:p>0.182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7964">
                <text:p>0.107964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4697">
                <text:p>0.184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7855">
                <text:p>0.10785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4277">
                <text:p>0.184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6293">
                <text:p>0.10629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2124">
                <text:p>0.182124</text:p>
              </table:table-cell>
              <table:table-cell office:value-type="float" office:value="0.183965">
                <text:p>0.183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10241">
                <text:p>0.11024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5129">
                <text:p>0.185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9286">
                <text:p>0.10928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4931">
                <text:p>0.184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8566">
                <text:p>0.10856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4868">
                <text:p>0.184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7316">
                <text:p>0.10731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5512">
                <text:p>0.185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8842">
                <text:p>0.10884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5906">
                <text:p>0.185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217">
                <text:p>0.10721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5979">
                <text:p>0.185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778">
                <text:p>0.10777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3793">
                <text:p>0.183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281">
                <text:p>0.10728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2302">
                <text:p>0.182302</text:p>
              </table:table-cell>
              <table:table-cell office:value-type="float" office:value="0.187716">
                <text:p>0.187716</text:p>
              </table:table-cell>
              <table:table-cell office:value-type="float" office:value="0.183851">
                <text:p>0.183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7332">
                <text:p>0.107332</text:p>
              </table:table-cell>
              <table:table-cell office:value-type="float" office:value="0.108443">
                <text:p>0.10844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4687">
                <text:p>0.184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44">
                <text:p>0.107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4177">
                <text:p>0.184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8317">
                <text:p>0.10831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2772">
                <text:p>0.182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396">
                <text:p>0.10739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3707">
                <text:p>0.183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323">
                <text:p>0.10732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4054">
                <text:p>0.184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791">
                <text:p>0.10779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3225">
                <text:p>0.183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668">
                <text:p>0.10766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329">
                <text:p>0.18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695">
                <text:p>0.10769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4853">
                <text:p>0.184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8087">
                <text:p>0.108087</text:p>
              </table:table-cell>
              <table:table-cell office:value-type="float" office:value="0.108402">
                <text:p>0.10840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531">
                <text:p>0.184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6697">
                <text:p>0.10669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102">
                <text:p>0.184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7653">
                <text:p>0.10765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523">
                <text:p>0.18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7876">
                <text:p>0.1078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512">
                <text:p>0.184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6625">
                <text:p>0.10662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3502">
                <text:p>0.183502</text:p>
              </table:table-cell>
              <table:table-cell office:value-type="float" office:value="0.185656">
                <text:p>0.185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10148">
                <text:p>0.110148</text:p>
              </table:table-cell>
              <table:table-cell office:value-type="float" office:value="0.108562">
                <text:p>0.10856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3502">
                <text:p>0.183502</text:p>
              </table:table-cell>
              <table:table-cell office:value-type="float" office:value="0.187196">
                <text:p>0.187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7113">
                <text:p>0.10711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3502">
                <text:p>0.183502</text:p>
              </table:table-cell>
              <table:table-cell office:value-type="float" office:value="0.183636">
                <text:p>0.18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6493">
                <text:p>0.10649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3502">
                <text:p>0.183502</text:p>
              </table:table-cell>
              <table:table-cell office:value-type="float" office:value="0.184496">
                <text:p>0.18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7886">
                <text:p>0.10788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5814">
                <text:p>0.185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6822">
                <text:p>0.1068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4694">
                <text:p>0.1846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7644">
                <text:p>0.1076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5451">
                <text:p>0.185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7972">
                <text:p>0.10797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3735">
                <text:p>0.183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8973">
                <text:p>0.108973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16">
                <text:p>0.18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9264">
                <text:p>0.10926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4633">
                <text:p>0.184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6428">
                <text:p>0.106428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825">
                <text:p>0.185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7722">
                <text:p>0.1077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904">
                <text:p>0.185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776">
                <text:p>0.107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5094">
                <text:p>0.185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1134">
                <text:p>0.11134</text:p>
              </table:table-cell>
              <table:table-cell office:value-type="float" office:value="0.107126">
                <text:p>0.107126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3764">
                <text:p>0.183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1134">
                <text:p>0.11134</text:p>
              </table:table-cell>
              <table:table-cell office:value-type="float" office:value="0.107594">
                <text:p>0.10759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3232">
                <text:p>0.1832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477">
                <text:p>0.103477</text:p>
              </table:table-cell>
              <table:table-cell office:value-type="float" office:value="0.11134">
                <text:p>0.11134</text:p>
              </table:table-cell>
              <table:table-cell office:value-type="float" office:value="0.107037">
                <text:p>0.107037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93197">
                <text:p>0.193197</text:p>
              </table:table-cell>
              <table:table-cell office:value-type="float" office:value="0.182203">
                <text:p>0.182203</text:p>
              </table:table-cell>
              <table:table-cell office:value-type="float" office:value="0.188092">
                <text:p>0.188092</text:p>
              </table:table-cell>
              <table:table-cell office:value-type="float" office:value="0.182807">
                <text:p>0.182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